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fs-df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8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 table:number-rows-repeated="4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13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27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 table:number-rows-repeated="58">
          <table:table-cell table:style-name="Default"/>
          <table:table-cell table:number-columns-repeated="4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fs-djikstra" table:style-name="ta1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13-lineimg0</text:p>
          </table:table-cell>
          <table:table-cell table:number-columns-repeated="2"/>
          <table:table-cell office:value-type="string" calcext:value-type="string">
            <text:p>koyoknya p13 banyak sing hilang</text:p>
          </table:table-cell>
        </table:table-row>
        <table:table-row table:style-name="ro1">
          <table:table-cell office:value-type="float" office:value="777776454" calcext:value-type="float">
            <text:p>7777764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41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-5644" calcext:value-type="float">
            <text:p>-56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6550463" calcext:value-type="float">
            <text:p>65504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float" office:value="436477555" calcext:value-type="float">
            <text:p>436477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float" office:value="677050105" calcext:value-type="float">
            <text:p>67705010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+565706741444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float" office:value="77654" calcext:value-type="float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+554+40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404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43+0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float" office:value="77754" calcext:value-type="float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76777065544440" calcext:value-type="float">
            <text:p>676777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4"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5"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57771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577006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77065544340</text:p>
          </table:table-cell>
          <table:table-cell table:style-name="ce5"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Default" office:value-type="float" office:value="375565575544" calcext:value-type="float">
            <text:p>37556557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3664476740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5443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+557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636465770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570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53556707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36570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57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05443402+7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7061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44467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443726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0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55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-3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57775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5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4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4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5757776544444027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0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0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5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53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7544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767557654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1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34545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576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1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01+2046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7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5444404437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+7757757606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6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32532207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756706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341707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435454744033060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0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+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16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670056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54355442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+550443+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4044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11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670665443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76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75514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722227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760760+500021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3377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-41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75643+072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530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34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76057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676545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+4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700716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73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67757404645770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5500160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660+1777667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3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77576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555530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01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1607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0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30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6746775170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444+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4+754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2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341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4+27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0765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1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51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7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665544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0404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74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353+570755444430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0170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420226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74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0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0012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4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473445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+407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5000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4137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10+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6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44+0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4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142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5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74567555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42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6076544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1+77+6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704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3+6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07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32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04+6</text:p>
          </table:table-cell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76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1440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76056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26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06544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4575551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+477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44422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4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5707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ك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 table:number-rows-repeated="10478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6T20:36:23.769691503</dc:date>
    <meta:editing-duration>P2DT2H7M41S</meta:editing-duration>
    <meta:editing-cycles>68</meta:editing-cycles>
    <meta:generator>LibreOffice/7.4.7.2$Linux_X86_64 LibreOffice_project/40$Build-2</meta:generator>
    <meta:document-statistic meta:table-count="3" meta:cell-count="4475" meta:object-count="0"/>
  </office:meta>
</office:document-meta>
</file>